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normal" fo:background-color="#ffff00"/>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normal" officeooo:rsid="00172a77" officeooo:paragraph-rsid="00172a77" fo:background-color="#ffff00"/>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bold" fo:background-color="#ffff00"/>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fo:background-color="#ffff00"/>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style:text-underline-style="solid" style:text-underline-width="auto" style:text-underline-color="font-color" officeooo:paragraph-rsid="0013b11f"/>
    </style:style>
    <style:style style:name="P11"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2"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fo:background-color="#adc5e7"/>
    </style:style>
    <style:style style:name="P13" style:family="paragraph" style:parent-style-name="Text_20_body" style:list-style-name="L1">
      <style:paragraph-properties fo:margin-top="0cm" fo:margin-bottom="0cm" loext:contextual-spacing="false" fo:orphans="2" fo:widows="2"/>
      <style:text-properties fo:font-variant="normal" fo:text-transform="none" fo:color="#000000" style:font-name="Times New Roman" fo:font-size="14pt" fo:letter-spacing="normal" fo:font-style="italic" fo:font-weight="normal" officeooo:rsid="0015acd3" officeooo:paragraph-rsid="0015acd3" fo:background-color="transparent" style:font-style-asian="italic" style:font-style-complex="italic"/>
    </style:style>
    <style:style style:name="P14"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15" style:family="paragraph" style:parent-style-name="Heading_20_3">
      <style:paragraph-properties fo:margin-left="0cm" fo:margin-right="0cm" fo:margin-top="0cm" fo:margin-bottom="0cm" loext:contextual-spacing="false" fo:orphans="2" fo:widows="2" fo:text-indent="0cm" style:auto-text-indent="false"/>
      <style:text-properties officeooo:paragraph-rsid="0013b11f"/>
    </style:style>
    <style:style style:name="P16"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Times New Roman" fo:font-size="18pt" fo:letter-spacing="normal" fo:font-style="normal" fo:font-weight="bold"/>
    </style:style>
    <style:style style:name="P17"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alibri" fo:font-size="11pt" fo:letter-spacing="normal" fo:font-style="normal" fo:font-weight="bold"/>
    </style:style>
    <style:style style:name="T1" style:family="text">
      <style:text-properties style:text-underline-style="solid" style:text-underline-width="auto" style:text-underline-color="font-color"/>
    </style:style>
    <style:style style:name="T2" style:family="text">
      <style:text-properties style:font-name="Calibri" fo:font-size="11pt"/>
    </style:style>
    <style:style style:name="T3" style:family="text">
      <style:text-properties style:font-name="Calibri" fo:font-size="11pt" fo:font-style="italic" fo:background-color="#ffff00" loext:char-shading-value="0"/>
    </style:style>
    <style:style style:name="T4" style:family="text">
      <style:text-properties style:font-name="Calibri" fo:font-size="11pt" fo:font-weight="normal"/>
    </style:style>
    <style:style style:name="T5" style:family="text">
      <style:text-properties style:font-name="Calibri" fo:font-size="11pt" fo:background-color="#ffff00" loext:char-shading-value="0"/>
    </style:style>
    <style:style style:name="T6" style:family="text">
      <style:text-properties style:font-name="Calibri" fo:font-size="11pt" fo:font-weight="bold"/>
    </style:style>
    <style:style style:name="T7" style:family="text">
      <style:text-properties style:font-name="Calibri" fo:font-size="11pt" fo:font-weight="bold" officeooo:rsid="0015acd3"/>
    </style:style>
    <style:style style:name="T8" style:family="text">
      <style:text-properties style:font-name="Calibri" fo:font-size="11pt" officeooo:rsid="0013b11f" style:font-weight-asian="bold" style:font-weight-complex="bold"/>
    </style:style>
    <style:style style:name="T9" style:family="text">
      <style:text-properties fo:font-variant="normal" fo:text-transform="none" fo:color="#000000" style:font-name="Calibri" fo:font-size="11pt" fo:letter-spacing="normal" fo:font-style="normal" fo:font-weight="normal" fo:background-color="#ffff00" loext:char-shading-value="0"/>
    </style:style>
    <style:style style:name="T10" style:family="text">
      <style:text-properties fo:font-variant="normal" fo:text-transform="none" fo:color="#000000" style:font-name="Calibri" fo:font-size="11pt" fo:letter-spacing="normal" fo:font-style="normal" fo:font-weight="normal" officeooo:rsid="0013b11f" fo:background-color="transparent" loext:char-shading-value="0" style:font-style-asian="normal" style:font-style-complex="normal"/>
    </style:style>
    <style:style style:name="T11" style:family="text">
      <style:text-properties fo:font-variant="normal" fo:text-transform="none" fo:color="#000000" style:font-name="Times New Roman" fo:font-size="14pt" fo:letter-spacing="normal" fo:font-style="normal" fo:font-weight="normal"/>
    </style:style>
    <style:style style:name="T12" style:family="text">
      <style:text-properties fo:font-variant="normal" fo:text-transform="none" fo:color="#000000" style:font-name="Times New Roman" fo:font-size="14pt" fo:letter-spacing="normal" fo:font-style="normal" fo:font-weight="normal" fo:background-color="#ffff00" loext:char-shading-value="0"/>
    </style:style>
    <style:style style:name="T13" style:family="text">
      <style:text-properties fo:font-variant="normal" fo:text-transform="none" fo:color="#000000" style:font-name="Times New Roman" fo:font-size="14pt" fo:letter-spacing="normal" fo:font-style="normal" fo:font-weight="normal" officeooo:rsid="0013b11f" fo:background-color="#ffff00" loext:char-shading-value="0" style:font-style-asian="normal" style:font-style-complex="normal"/>
    </style:style>
    <style:style style:name="T14" style:family="text">
      <style:text-properties fo:font-variant="normal" fo:text-transform="none" fo:color="#800080" style:font-name="Calibri" fo:font-size="11pt" fo:letter-spacing="normal" fo:font-style="normal" style:text-underline-style="solid" style:text-underline-width="auto" style:text-underline-color="font-color" fo:font-weight="normal" fo:background-color="#ffff00" loext:char-shading-value="0"/>
    </style:style>
    <style:style style:name="T15" style:family="text">
      <style:text-properties fo:font-variant="normal" fo:text-transform="none" fo:color="#800080" style:font-name="Calibri" fo:font-size="11pt" fo:letter-spacing="normal" fo:font-style="normal" style:text-underline-style="solid" style:text-underline-width="auto" style:text-underline-color="font-color" fo:font-weight="bold" fo:background-color="#ffff00" loext:char-shading-value="0"/>
    </style:style>
    <style:style style:name="T16" style:family="text">
      <style:text-properties fo:color="#444444"/>
    </style:style>
    <style:style style:name="T17" style:family="text">
      <style:text-properties fo:color="#444444" style:font-name="Calibri" fo:font-size="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text:p>
      <text:h text:style-name="P16" text:outline-level="2"><text:span text:style-name="T4">Entry Name: </text:span><text:span text:style-name="T8">Edwin Rueda</text:span></text:h>
      <text:h text:style-name="P17" text:outline-level="2">VAST Challenge 2019<text:line-break/><text:span text:style-name="T1">Mini-Challenge 3</text:span></text:h>
      <text:h text:style-name="P14" text:outline-level="3">Team Members:</text:h>
      <text:h text:style-name="P15" text:outline-level="3"><text:span text:style-name="T10">Edwin Jahir Rueda Rojas, Universidade Federal do Pará, </text:span><text:a xlink:type="simple" xlink:href="mailto:ejrueda95g@gmail.com" text:style-name="Internet_20_link" text:visited-style-name="Visited_20_Internet_20_Link">ejrueda95g@gmail.com</text:a></text:h>
      <text:p text:style-name="P10"><text:span text:style-name="T13"/></text:p>
      <text:p text:style-name="P7"><text:span text:style-name="T6">Student Team: </text:span><text:span text:style-name="T7">YES</text:span></text:p>
      <text:h text:style-name="P14" text:outline-level="3">Tools Used:</text:h>
      <text:list xml:id="list3248493196" text:style-name="L1">
        <text:list-item>
          <text:p text:style-name="P13"><text:span text:style-name="T2">Python 3.6.5</text:span></text:p>
        </text:list-item>
        <text:list-item>
          <text:p text:style-name="P13"><text:span text:style-name="T2">BokehJS 1.1.0</text:span></text:p>
        </text:list-item>
        <text:list-item>
          <text:p text:style-name="P13"><text:span text:style-name="T2">Pandas 0.23.0</text:span></text:p>
        </text:list-item>
        <text:list-item>
          <text:p text:style-name="P13"><text:span text:style-name="T2">Numpy 1.14.3</text:span></text:p>
        </text:list-item>
        <text:list-item>
          <text:p text:style-name="P13"><text:span text:style-name="T2"/></text:p>
        </text:list-item>
      </text:list>
      <text:p text:style-name="P6">Approximately how many hours were spent working on this submission in total?</text:p>
      <text:p text:style-name="P2">2h, </text:p>
      <text:p text:style-name="P8"><text:span text:style-name="T3"/></text:p>
      <text:p text:style-name="P8"><text:span text:style-name="T3"/></text:p>
      <text:p text:style-name="P6">Questions</text:p>
      <text:p text:style-name="P5">The City has been using Y*INT to communicate with its citizens, even post-earthquake. However, City officials needs additional information to determine the best way to allocate emergency resources across all neighborhoods of St. Himark. Your task, using your visual analytics on the community Y*INT data, is to determine the types of problems that are occurring across the St. Himark. Then, advise the City on how to prioritize the distribution of resources. Keep in mind that not all sources on Y*INT are reliable, and that priorities may change over time as the state of neighborhoods also changes.</text:p>
      <text:p text:style-name="P5"/>
      <text:p text:style-name="P11"><text:span text:style-name="T6">1 </text:span>– <text:span text:style-name="T17">Using visual analytics, characterize conditions across the city and recommend how resources should be allocated at 5 hours and 30 hours after the earthquake. Include evidence from the data to support these recommendations. Consider how to allocate resources such as road crews, sewer repair crews, power, and rescue teams. Limit your response to 1000 words and 12 images.</text:span></text:p>
      <text:p text:style-name="P11"><text:span text:style-name="T17"/></text:p>
      <text:p text:style-name="P12"><text:span text:style-name="T17">Mediante el análisis visual, caracterice las condiciones en toda la ciudad y recomiende cómo deben asignarse los recursos a las 5 horas y 30 horas después del terremoto. Incluya evidencia de los datos para apoyar estas recomendaciones. Considere cómo asignar recursos tales como cuadrillas de caminos, cuadrillas de reparación de alcantarillado, equipos de energía y rescate. Limita tu respuesta a 1000 palabras y 12 imágenes.</text:span></text:p>
      <text:p text:style-name="P11"><text:span text:style-name="T17"/></text:p>
      <text:p text:style-name="P11"><text:span text:style-name="T17"/></text:p>
      <text:p text:style-name="P3"/>
      <text:p text:style-name="P11"><text:span text:style-name="T6">2 </text:span>– <text:span text:style-name="T2">Identify at least 3 times when conditions change in a way that warrants a re-allocation of city resources.  What were the conditions before and after the inflection </text:span><text:soft-page-break/><text:span text:style-name="T2">point?  What locations were affected?  Which resources are involved? Limit your response to 1000 words and 10 images.</text:span></text:p>
      <text:p text:style-name="P3">Provide your answer and corresponding images here.</text:p>
      <text:p text:style-name="P11"><text:span text:style-name="T6">3</text:span> – <text:span text:style-name="T2">Take the pulse of the community.  How has the earthquake affected life in St. Himark? What is the community experiencing outside the realm of the first two questions? Show decision makers summary information and relevant/characteristic examples. Limit your response to 800 words and 8 images.</text:span></text:p>
      <text:p text:style-name="P3">Provide your answer and corresponding images here.</text:p>
      <text:p text:style-name="P11"><text:span text:style-name="T6">4</text:span> –– <text:span text:style-name="T17">The data for this challenge can be analyzed either as a static collection or as a dynamic stream of data, as it would occur in a real emergency.  Describe how you analyzed the data - as a static collection or a stream.  How do you think this choice affected your analysis? Limit your response to 200 words and 3 images.</text:span></text:p>
      <text:p text:style-name="P3">Provide your answer and corresponding image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in Jahir Rueda Rojas</meta:initial-creator>
    <meta:creation-date>2019-06-11T17:08:49.364674626</meta:creation-date>
    <dc:date>2019-06-11T17:21:58.388957478</dc:date>
    <dc:creator>Edwin Jahir Rueda Rojas</dc:creator>
    <meta:editing-duration>PT13M9S</meta:editing-duration>
    <meta:editing-cycles>4</meta:editing-cycles>
    <meta:generator>LibreOffice/6.0.7.3$Linux_X86_64 LibreOffice_project/00m0$Build-3</meta:generator>
    <meta:document-statistic meta:table-count="0" meta:image-count="0" meta:object-count="0" meta:page-count="2" meta:paragraph-count="23" meta:word-count="446" meta:character-count="2776" meta:non-whitespace-character-count="2346"/>
  </office:meta>
</office:document-meta>
</file>